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Fira Sans" svg:font-family="'Fira Sans', 'Source Sans Pro', Helvetica, Arial, sans-serif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paragraph-rsid="0018eebf" style:font-weight-asian="normal" style:font-weight-complex="normal"/>
    </style:style>
    <style:style style:name="P3" style:family="paragraph" style:parent-style-name="Standard">
      <style:text-properties fo:font-weight="normal" officeooo:paragraph-rsid="0018f497" style:font-weight-asian="normal" style:font-weight-complex="normal"/>
    </style:style>
    <style:style style:name="P4" style:family="paragraph" style:parent-style-name="Standard">
      <style:text-properties fo:font-weight="normal" officeooo:paragraph-rsid="001c0fa4" style:font-weight-asian="normal" style:font-weight-complex="normal"/>
    </style:style>
    <style:style style:name="P5" style:family="paragraph" style:parent-style-name="Standard">
      <style:text-properties fo:font-weight="normal" officeooo:paragraph-rsid="001cb6cd" style:font-weight-asian="normal" style:font-weight-complex="normal"/>
    </style:style>
    <style:style style:name="P6" style:family="paragraph" style:parent-style-name="Standard">
      <style:text-properties officeooo:paragraph-rsid="0018eebf"/>
    </style:style>
    <style:style style:name="P7" style:family="paragraph" style:parent-style-name="Standard">
      <style:text-properties officeooo:paragraph-rsid="0018f497"/>
    </style:style>
    <style:style style:name="P8" style:family="paragraph" style:parent-style-name="Standard">
      <style:text-properties officeooo:paragraph-rsid="001a5a19"/>
    </style:style>
    <style:style style:name="P9" style:family="paragraph" style:parent-style-name="Standard">
      <style:text-properties officeooo:paragraph-rsid="001c0fa4"/>
    </style:style>
    <style:style style:name="P10" style:family="paragraph" style:parent-style-name="Text_20_body">
      <style:text-properties officeooo:paragraph-rsid="001c0fa4"/>
    </style:style>
    <style:style style:name="P11" style:family="paragraph" style:parent-style-name="Heading_20_1">
      <style:text-properties fo:font-weight="bold" officeooo:paragraph-rsid="001c0fa4" style:font-weight-asian="bold" style:font-weight-complex="bold"/>
    </style:style>
    <style:style style:name="P12" style:family="paragraph" style:parent-style-name="Heading_20_2">
      <style:text-properties officeooo:paragraph-rsid="001c0fa4"/>
    </style:style>
    <style:style style:name="P13" style:family="paragraph" style:parent-style-name="Heading_20_2">
      <style:text-properties officeooo:paragraph-rsid="001cb6cd"/>
    </style:style>
    <style:style style:name="P14" style:family="paragraph" style:parent-style-name="Heading_20_3">
      <style:text-properties fo:font-weight="bold" style:font-weight-asian="bold" style:font-weight-complex="bold"/>
    </style:style>
    <style:style style:name="P15" style:family="paragraph" style:parent-style-name="Heading_20_3">
      <style:text-properties officeooo:paragraph-rsid="001c0fa4"/>
    </style:style>
    <style:style style:name="P16" style:family="paragraph" style:parent-style-name="Heading_20_3">
      <style:text-properties officeooo:paragraph-rsid="001cb6cd"/>
    </style:style>
    <style:style style:name="P17" style:family="paragraph" style:parent-style-name="Heading_20_4">
      <style:text-properties fo:font-style="normal" style:font-style-asian="normal" style:font-style-complex="normal"/>
    </style:style>
    <style:style style:name="P18" style:family="paragraph" style:parent-style-name="Heading_20_4">
      <style:text-properties fo:font-style="normal" officeooo:rsid="001a5a19" officeooo:paragraph-rsid="001a5a19" style:font-style-asian="normal" style:font-style-complex="normal"/>
    </style:style>
    <style:style style:name="P19" style:family="paragraph" style:parent-style-name="Heading_20_6">
      <style:text-properties fo:font-style="normal" style:font-style-asian="normal" style:font-style-complex="normal"/>
    </style:style>
    <style:style style:name="P20" style:family="paragraph" style:parent-style-name="Standard" style:list-style-name="L1">
      <style:text-properties fo:font-weight="normal" style:font-weight-asian="normal" style:font-weight-complex="normal"/>
    </style:style>
    <style:style style:name="P21" style:family="paragraph" style:parent-style-name="Standard" style:list-style-name="L2">
      <style:text-properties fo:font-weight="normal" officeooo:paragraph-rsid="0018eebf" style:font-weight-asian="normal" style:font-weight-complex="normal"/>
    </style:style>
    <style:style style:name="P22" style:family="paragraph" style:parent-style-name="Standard">
      <style:text-properties fo:font-weight="normal" officeooo:paragraph-rsid="0018eebf" style:font-weight-asian="normal" style:font-weight-complex="normal"/>
    </style:style>
    <style:style style:name="P23" style:family="paragraph" style:parent-style-name="Standard">
      <style:text-properties fo:font-weight="normal" officeooo:rsid="001a5a19" officeooo:paragraph-rsid="001a5a19" style:font-weight-asian="normal" style:font-weight-complex="normal"/>
    </style:style>
    <style:style style:name="P24" style:family="paragraph" style:parent-style-name="Standard" style:list-style-name="L2"/>
    <style:style style:name="P25" style:family="paragraph" style:parent-style-name="Standard" style:list-style-name="L2">
      <style:text-properties officeooo:paragraph-rsid="0018eebf"/>
    </style:style>
    <style:style style:name="P26" style:family="paragraph" style:parent-style-name="Standard" style:list-style-name="L3">
      <style:text-properties officeooo:paragraph-rsid="0018eeb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eebf" style:font-weight-asian="normal" style:font-weight-complex="normal"/>
    </style:style>
    <style:style style:name="T3" style:family="text">
      <style:text-properties fo:font-weight="normal" officeooo:rsid="0018f497" style:font-weight-asian="normal" style:font-weight-complex="normal"/>
    </style:style>
    <style:style style:name="T4" style:family="text">
      <style:text-properties fo:font-weight="normal" officeooo:rsid="001a5a19" style:font-weight-asian="normal" style:font-weight-complex="normal"/>
    </style:style>
    <style:style style:name="T5" style:family="text">
      <style:text-properties fo:font-weight="normal" officeooo:rsid="001c0fa4" style:font-weight-asian="normal" style:font-weight-complex="normal"/>
    </style:style>
    <style:style style:name="T6" style:family="text">
      <style:text-properties officeooo:rsid="0018eeb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eebf" style:font-weight-asian="bold" style:font-weight-complex="bold"/>
    </style:style>
    <style:style style:name="T9" style:family="text">
      <style:text-properties fo:font-weight="bold" officeooo:rsid="001a5a19" style:font-weight-asian="bold" style:font-weight-complex="bold"/>
    </style:style>
    <style:style style:name="T10" style:family="text">
      <style:text-properties style:font-name="Fira Sans" fo:font-weight="normal" officeooo:rsid="0018eebf" style:font-weight-asian="normal" style:font-weight-complex="normal"/>
    </style:style>
    <style:style style:name="T11" style:family="text">
      <style:text-properties style:font-name="Fira Sans" fo:font-weight="normal" officeooo:rsid="0018f497" style:font-weight-asian="normal" style:font-weight-complex="normal"/>
    </style:style>
    <style:style style:name="T12" style:family="text">
      <style:text-properties style:font-name="Fira Sans" fo:font-weight="normal" officeooo:rsid="001a5a19" style:font-weight-asian="normal" style:font-weight-complex="normal"/>
    </style:style>
    <style:style style:name="T13" style:family="text">
      <style:text-properties style:font-name="Fira Sans" officeooo:rsid="001c0fa4"/>
    </style:style>
    <style:style style:name="T14" style:family="text">
      <style:text-properties officeooo:rsid="0018f497"/>
    </style:style>
    <style:style style:name="T15" style:family="text">
      <style:text-properties officeooo:rsid="001a5a19"/>
    </style:style>
    <style:style style:name="T16" style:family="text">
      <style:text-properties officeooo:rsid="001c0fa4"/>
    </style:style>
    <style:style style:name="T17" style:family="text">
      <style:text-properties officeooo:rsid="001cb6cd"/>
    </style:style>
    <style:style style:name="T18" style:family="text">
      <style:text-properties style:font-name="Liberation Sans" fo:font-size="18.2000007629395pt" officeooo:rsid="001c0fa4" style:font-name-asian="Microsoft YaHei" style:font-size-asian="18.2000007629395pt" style:font-name-complex="Arial" style:font-size-complex="18.200000762939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18">SO</text:span></text:h>
      <text:h text:style-name="Heading_20_2" text:outline-level="2">Conceitos</text:h>
      <text:list xml:id="list4145263418" text:style-name="L1">
        <text:list-item>
          <text:p text:style-name="P20"><text:span text:style-name="T7">Instruction set: </text:span>Instruções que a CPU entende por padrão desde fabrica</text:p>
        </text:list-item>
        <text:list-item>
          <text:p text:style-name="P20"><text:span text:style-name="T7">Registradores:</text:span> Memórias que recebem valores</text:p>
        </text:list-item>
      </text:list>
      <text:h text:style-name="P12" text:outline-level="2">Como funciona <text:span text:style-name="T6">a comunicação e entre linguagem e máquina </text:span></text:h>
      <text:list xml:id="list2805291088" text:style-name="L2">
        <text:list-item>
          <text:p text:style-name="P21">Cpu chama instruções (são como funções), e grava o resultado nos registradores</text:p>
        </text:list-item>
        <text:list-item>
          <text:p text:style-name="P25"><text:span text:style-name="T7">Assembly</text:span><text:span text:style-name="T1">: Linguagem que fala diretamente com máquina </text:span></text:p>
        </text:list-item>
        <text:list-item>
          <text:p text:style-name="P24"><text:span text:style-name="T7">Assembler</text:span><text:span text:style-name="T1">: Monta o código assembly para binário</text:span></text:p>
        </text:list-item>
      </text:list>
      <text:p text:style-name="P4"><text:tab/>Um SO tem várias funções compostas de <text:span text:style-name="T16">i</text:span>nstruction set<text:span text:style-name="T16">s</text:span>. </text:p>
      <text:p text:style-name="P2"><text:tab/>Programar em assembly é complicado porque varia de acordo com o processador</text:p>
      <text:h text:style-name="P14" text:outline-level="3">Compilador</text:h>
      <text:p text:style-name="P6"><text:span text:style-name="T1"><text:tab/></text:span><text:span text:style-name="T2">Responsável por </text:span><text:span text:style-name="T5">t</text:span><text:span text:style-name="T1">raduz</text:span><text:span text:style-name="T2">ir</text:span><text:span text:style-name="T1"> o código e otimiz</text:span><text:span text:style-name="T2">á-lo. Possibilita que o</text:span><text:span text:style-name="T1"> mesmo código pode ser usado em diferentes processadores precisando apenas ser recompilado, assim acabando com o problema de programar diferente para vários processadores.</text:span></text:p>
      <text:p text:style-name="P1"><text:tab/>O compilador deve otimizar o código para a máquina, então código deve ser escrito para pessoas.</text:p>
      <text:p text:style-name="P3"><text:tab/>Se um programa compila em dois SO's diferentes não quer dizer que ele roda<text:span text:style-name="T14">rá da </text:span>mesma forma.</text:p>
      <text:p text:style-name="P4"><text:span text:style-name="T7">Parser</text:span>: <text:span text:style-name="T16">Parte do compilador que l</text:span>ê e interpreta o código de acordo com a gramática da linguagem <text:span text:style-name="T16">e</text:span> após isso traduz em in<text:span text:style-name="T14">s</text:span>truções de máquina <text:span text:style-name="T16">(</text:span>não necessariamente binário nativo<text:span text:style-name="T16">)</text:span>.</text:p>
      <text:h text:style-name="P15" text:outline-level="3">Interpretador</text:h>
      <text:p text:style-name="P9"><text:span text:style-name="T1"><text:tab/>Lê e traduzir em instruções, sem </text:span><text:span text:style-name="T3">necessariamente</text:span><text:span text:style-name="T1"> compilar em binário. É dependente do código fonte e possui partes </text:span><text:span text:style-name="T11">de</text:span><text:span text:style-name="T1"> compilador </text:span><text:span text:style-name="T3">c</text:span><text:span text:style-name="T1">omo o parser. É basicamente uma função que recebe o path de um texto, usa o parser, transforma em algo que ele entende e depois executa as instruções.</text:span></text:p>
      <text:p text:style-name="P4"><text:span text:style-name="T7">Pré-compilar:</text:span> Transformar o texto da linguagem antes de executar<text:tab/></text:p>
      <text:h text:style-name="Heading_20_3" text:outline-level="3">Libs <text:span text:style-name="T6">do SO</text:span></text:h>
      <text:p text:style-name="Standard"><text:span text:style-name="T10"><text:tab/>São c</text:span><text:span text:style-name="T1">ódigo binário reutiliz</text:span><text:span text:style-name="T2">á</text:span><text:span text:style-name="T1">vel que faz alguma coisa, em </text:span><text:span text:style-name="T2">W</text:span><text:span text:style-name="T1">indows </text:span><text:span text:style-name="T10">têm o formato</text:span><text:span text:style-name="T1"> .dll e em </text:span><text:span text:style-name="T2">Linux</text:span><text:span text:style-name="T1"> .so. </text:span><text:span text:style-name="T2">Libs f</text:span><text:span text:style-name="T1">acilitam o trabalho </text:span><text:span text:style-name="T2">do programador </text:span><text:span text:style-name="T1">possibilitando não reinventar a roda.</text:span></text:p>
      <text:h text:style-name="P17" text:outline-level="4">Linker</text:h>
      <text:p text:style-name="P2"><text:tab/><text:span text:style-name="T6">L</text:span>iga o programa a biblioteca, <text:span text:style-name="T6">essa ligação pode ocorrer de duas formas:</text:span></text:p>
      <text:list xml:id="list2484204868" text:style-name="L3">
        <text:list-item>
          <text:p text:style-name="P26"><text:span text:style-name="T8">Estática</text:span><text:span text:style-name="T2">: </text:span><text:span text:style-name="T10">Liga</text:span><text:span text:style-name="T1"> os binários antes de virar</text:span><text:span text:style-name="T2">em</text:span><text:span text:style-name="T1"> .so ou .dll criando um binário novo com todas as libs e o programa, mas isso pode causar problemas de otimização. </text:span></text:p>
        </text:list-item>
        <text:list-item>
          <text:p text:style-name="P26"><text:span text:style-name="T8">Dinamicamente</text:span><text:span text:style-name="T2">: Liga os</text:span><text:span text:style-name="T1"> binários usando um cabeçalho que diz quais libs estão sendo usadas e o SO fornece as libs qu</text:span><text:span text:style-name="T3">ando o programa é instalado</text:span><text:span text:style-name="T1"> a parte. </text:span></text:p>
        </text:list-item>
      </text:list>
      <text:p text:style-name="P5"><text:tab/><text:tab/></text:p>
      <text:h text:style-name="P13" text:outline-level="2"><text:soft-page-break/>SO <text:span text:style-name="T14">e Processos</text:span></text:h>
      <text:p text:style-name="P7"><text:span text:style-name="T1"><text:tab/>Todo SO lida com processos, </text:span><text:span text:style-name="T11">se </text:span><text:span text:style-name="T1">algo é executado é função do SO </text:span><text:span text:style-name="T3">c</text:span><text:span text:style-name="T1">arregar os bits </text:span><text:span text:style-name="T3">do programa, a</text:span><text:span text:style-name="T1">locar memória e criar um processo. Criar processos em linux é fácil, em macOS é médio e em </text:span><text:span text:style-name="T3">W</text:span><text:span text:style-name="T1">indows difícil. </text:span></text:p>
      <text:h text:style-name="Heading_20_3" text:outline-level="3">Processo<text:span text:style-name="T15">s</text:span></text:h>
      <text:p text:style-name="P3"><text:tab/>Container dos binários de um programa em execução, pode possuir mais de uma thread e receber fork</text:p>
      <text:h text:style-name="P17" text:outline-level="4">Comunicação entre processos</text:h>
      <text:p text:style-name="P8"><text:span text:style-name="T4"><text:tab/>Só o SO pode </text:span><text:span text:style-name="T12">gerenciar processos. Para que um processo se ‘comunique’ com o outro é necessário perguntar ao SO e isso requer um nível de permissão mais elevado, e ainda assim só é possível conhecer o estado do processo e nada mais.</text:span><text:span text:style-name="T4"> </text:span></text:p>
      <text:p text:style-name="P23"><text:tab/>Pela falta de comunicação entre processos um processo ‘pensa’ que é a única coisa rodando.</text:p>
      <text:h text:style-name="Heading_20_3" text:outline-level="3">Fork</text:h>
      <text:p text:style-name="P3"><text:tab/><text:span text:style-name="T14">É o ato de c</text:span>riar uma cópia de um processo que está sendo executado utilizando seus bits já carregados, assim tornando o processo <text:span text:style-name="T14">de criação</text:span> barato.</text:p>
      <text:p text:style-name="Standard"><text:span text:style-name="T7"><text:tab/></text:span><text:span text:style-name="T1">Um servidor só pode servir um cliente TCP por processo então se </text:span><text:span text:style-name="T11">dá</text:span><text:span text:style-name="T1"> um fork para cada </text:span><text:span text:style-name="T11">novo cliente que faz uma requisição</text:span><text:span text:style-name="T1">.</text:span></text:p>
      <text:p text:style-name="Standard"><text:span text:style-name="T1"><text:tab/></text:span><text:span text:style-name="T11">Ainda era</text:span><text:span text:style-name="T1"> necessário carregar interpretadores a cada requisição, então foi criado o FastCGI que é basicamente usar um servidor paralel</text:span><text:span text:style-name="T3">o </text:span><text:span text:style-name="T1">que </text:span><text:span text:style-name="T3">serv</text:span><text:span text:style-name="T11">e</text:span><text:span text:style-name="T1"> interpretadores </text:span><text:span text:style-name="T3">para cada nova requisição.</text:span></text:p>
      <text:h text:style-name="P18" text:outline-level="4">Memória</text:h>
      <text:p text:style-name="P8"><text:span text:style-name="T12"><text:tab/>É como um l</text:span><text:span text:style-name="T1">ivro de páginas numeradas de 1 até x </text:span><text:span text:style-name="T4">sendo </text:span><text:span text:style-name="T1">esse x determinado pelos bits 32 bits = 2^32 = 4gb </text:span><text:span text:style-name="T4">e </text:span><text:span text:style-name="T1">64 bits = 2^64 = hexabytes. </text:span><text:span text:style-name="T4">Programas podem ser </text:span><text:span text:style-name="T12">indexados</text:span><text:span text:style-name="T4"> na memória usando 2 estratégias.</text:span></text:p>
      <text:h text:style-name="Heading_20_3" text:outline-level="3">Modo virtual</text:h>
      <text:p text:style-name="P8"><text:span text:style-name="T1"><text:tab/></text:span><text:span text:style-name="T4">Os programas ‘pensam’ que estão na página 1 da memória, porém, estão numa memória virtual, só o SO sabe o índice do programa na memória física, isso aumenta a segurança e torna impossível um programa acessar o espaço da memória de outro.</text:span></text:p>
      <text:h text:style-name="Heading_20_3" text:outline-level="3">Modo real</text:h>
      <text:p text:style-name="P8"><text:span text:style-name="T1"><text:tab/>Os programas ficam em um espaço real na memória e não virtual, só funciona bem com SO single-threa</text:span><text:span text:style-name="T4">d.</text:span></text:p>
      <text:h text:style-name="P16" text:outline-level="3">Threads</text:h>
      <text:p text:style-name="P5"><text:span text:style-name="T9"><text:tab/></text:span><text:span text:style-name="T4">Linhas de execução em paralelo num mesmo processo<text:tab/></text:span></text:p>
      <text:h text:style-name="P17" text:outline-level="4"><text:span text:style-name="T15">T</text:span>hread-safety</text:h>
      <text:p text:style-name="P10"><text:tab/><text:span text:style-name="T15">É o processo de garantir que uma thread é segura antes de rodar um processo. Uma thread é segura se não está sendo usada.</text:span></text:p>
      <text:p text:style-name="P10"><text:tab/><text:span text:style-name="T16">O processo de thread-safety ocorre quando um programa notifica o SO que </text:span><text:span text:style-name="T13">usará</text:span><text:span text:style-name="T16"> uma thread e o </text:span><text:span text:style-name="T13">scheduler</text:span><text:span text:style-name="T16"> habilita o lock daquela thread se for possível.</text:span></text:p>
      <text:h text:style-name="Heading_20_5" text:outline-level="5"><text:soft-page-break/><text:span text:style-name="T15">L</text:span>ock</text:h>
      <text:p text:style-name="P9"><text:tab/>Sistema de segurança de threads onde uma thread tem um status de lock quando está rodando, o lock deve ser dado manualmente. <text:span text:style-name="T15">O sistema de lock possibilita saber se uma thread está ou não ocupada.</text:span></text:p>
      <text:h text:style-name="P19" text:outline-level="6">Scheduler <text:span text:style-name="T16">ou </text:span>agendador </text:h>
      <text:p text:style-name="P4"><text:tab/>Parte do SO que pode rodar uma quantidade de threads ao mesmo tempo. Tem como responsabilidade dar ou não lock para uma thre<text:span text:style-name="T16">ad.</text:span></text:p>
      <text:h text:style-name="P17" text:outline-level="4">Threads vs fork</text:h>
      <text:p text:style-name="P1"><text:tab/>Threads são mais baratas que fork, porém elas não fazem isolamento do <text:span text:style-name="T16">í</text:span>nd<text:span text:style-name="T16">i</text:span>ce de memória <text:span text:style-name="T17">(modo virtual)</text:span> o que faz necessário o uso de thread-safety.</text:p>
      <text:p text:style-name="P1"><text:tab/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Fira Sans" svg:font-family="'Fira Sans', 'Source Sans Pro', Helvetica, Arial, sans-serif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  <style:text-properties style:font-name="Fira Sans" fo:font-family="'Fira Sans', 'Source Sans Pro', Helvetica, Arial, sans-serif" style:font-style-name="Regular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9T11:39:31.306000000</meta:creation-date>
    <dc:date>2020-08-09T13:27:29.097000000</dc:date>
    <meta:editing-duration>PT11M15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54" meta:word-count="786" meta:character-count="4612" meta:non-whitespace-character-count="3847"/>
  </office:meta>
</office:document-meta>
</file>